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442b5"/>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paragraph-properties fo:text-align="justify" style:justify-single-word="false"/>
      <style:text-properties officeooo:rsid="0065cc12" officeooo:paragraph-rsid="0065cc12"/>
    </style:style>
    <style:style style:name="P11" style:family="paragraph" style:parent-style-name="Standard">
      <style:text-properties officeooo:rsid="0065cc12" officeooo:paragraph-rsid="0065cc12"/>
    </style:style>
    <style:style style:name="P12" style:family="paragraph" style:parent-style-name="Standard">
      <style:text-properties officeooo:paragraph-rsid="0065cc12"/>
    </style:style>
    <style:style style:name="P13" style:family="paragraph" style:parent-style-name="Standard">
      <style:text-properties style:font-name="Liberation Serif" officeooo:rsid="0065cc12" officeooo:paragraph-rsid="0065cc12"/>
    </style:style>
    <style:style style:name="P14"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15" style:family="paragraph" style:parent-style-name="Standard">
      <style:text-properties officeooo:paragraph-rsid="006af114"/>
    </style:style>
    <style:style style:name="P16" style:family="paragraph" style:parent-style-name="Standard">
      <style:paragraph-properties fo:text-align="justify" style:justify-single-word="false"/>
      <style:text-properties officeooo:rsid="00490f20" officeooo:paragraph-rsid="00703ad3"/>
    </style:style>
    <style:style style:name="P17" style:family="paragraph" style:parent-style-name="Standard">
      <style:text-properties officeooo:paragraph-rsid="00703ad3"/>
    </style:style>
    <style:style style:name="P18" style:family="paragraph" style:parent-style-name="Table_20_Contents">
      <style:paragraph-properties fo:text-align="center" style:justify-single-word="false"/>
      <style:text-properties officeooo:paragraph-rsid="00216058"/>
    </style:style>
    <style:style style:name="P19" style:family="paragraph" style:parent-style-name="Table_20_Contents">
      <style:paragraph-properties fo:text-align="center" style:justify-single-word="false"/>
      <style:text-properties officeooo:paragraph-rsid="00235cf7"/>
    </style:style>
    <style:style style:name="P20" style:family="paragraph" style:parent-style-name="Table_20_Contents">
      <style:paragraph-properties fo:text-align="center" style:justify-single-word="false"/>
      <style:text-properties officeooo:paragraph-rsid="002543ad"/>
    </style:style>
    <style:style style:name="P21" style:family="paragraph" style:parent-style-name="Table_20_Contents">
      <style:paragraph-properties fo:text-align="center" style:justify-single-word="false"/>
      <style:text-properties officeooo:paragraph-rsid="004e10ec"/>
    </style:style>
    <style:style style:name="P22" style:family="paragraph" style:parent-style-name="Table_20_Contents">
      <style:text-properties fo:font-weight="bold" officeooo:paragraph-rsid="001b843c" style:font-weight-asian="bold" style:font-weight-complex="bold"/>
    </style:style>
    <style:style style:name="P23" style:family="paragraph" style:parent-style-name="Table_20_Contents">
      <style:paragraph-properties fo:text-align="center" style:justify-single-word="false"/>
      <style:text-properties officeooo:rsid="003b4b8a" officeooo:paragraph-rsid="003b4b8a"/>
    </style:style>
    <style:style style:name="P24" style:family="paragraph" style:parent-style-name="Table_20_Contents">
      <style:paragraph-properties fo:text-align="center" style:justify-single-word="false"/>
      <style:text-properties officeooo:rsid="003b4b8a" officeooo:paragraph-rsid="004e10ec"/>
    </style:style>
    <style:style style:name="P25" style:family="paragraph" style:parent-style-name="Table_20_Contents">
      <style:text-properties officeooo:rsid="004fe43c" officeooo:paragraph-rsid="001b843c"/>
    </style:style>
    <style:style style:name="P26" style:family="paragraph" style:parent-style-name="Table_20_Contents">
      <style:paragraph-properties fo:text-align="center" style:justify-single-word="false"/>
      <style:text-properties officeooo:rsid="006b0e7f" officeooo:paragraph-rsid="006b0e7f"/>
    </style:style>
    <style:style style:name="P27" style:family="paragraph" style:parent-style-name="Text_20_body">
      <style:text-properties fo:font-style="italic" officeooo:rsid="006839be" officeooo:paragraph-rsid="006839be" style:font-style-asian="italic" style:font-style-complex="italic"/>
    </style:style>
    <style:style style:name="P28" style:family="paragraph" style:parent-style-name="Text_20_body">
      <style:text-properties fo:font-style="italic" officeooo:rsid="005b5884" officeooo:paragraph-rsid="00216058" style:font-style-asian="italic" style:font-style-complex="italic"/>
    </style:style>
    <style:style style:name="P29" style:family="paragraph" style:parent-style-name="Text_20_body">
      <style:text-properties fo:font-style="italic" officeooo:rsid="006af114" officeooo:paragraph-rsid="006af114" style:font-style-asian="italic" style:font-style-complex="italic"/>
    </style:style>
    <style:style style:name="P30" style:family="paragraph" style:parent-style-name="Text_20_body">
      <style:text-properties officeooo:paragraph-rsid="00216058"/>
    </style:style>
    <style:style style:name="P31" style:family="paragraph" style:parent-style-name="Text_20_body">
      <style:text-properties officeooo:rsid="002543ad" officeooo:paragraph-rsid="002543ad"/>
    </style:style>
    <style:style style:name="P32" style:family="paragraph" style:parent-style-name="Text_20_body">
      <style:text-properties officeooo:paragraph-rsid="00330a14"/>
    </style:style>
    <style:style style:name="P33" style:family="paragraph" style:parent-style-name="Text_20_body">
      <style:text-properties officeooo:rsid="0065cc12" officeooo:paragraph-rsid="0065cc12"/>
    </style:style>
    <style:style style:name="P34" style:family="paragraph" style:parent-style-name="Text_20_body">
      <style:paragraph-properties fo:text-align="justify" style:justify-single-word="false"/>
      <style:text-properties officeooo:rsid="0065cc12" officeooo:paragraph-rsid="0065cc12"/>
    </style:style>
    <style:style style:name="P35" style:family="paragraph" style:parent-style-name="Text_20_body">
      <style:text-properties officeooo:paragraph-rsid="00676525"/>
    </style:style>
    <style:style style:name="P36" style:family="paragraph" style:parent-style-name="Text_20_body" style:master-page-name="">
      <loext:graphic-properties draw:fill="none"/>
      <style:paragraph-properties fo:margin-left="1cm" fo:margin-right="1.101cm" fo:margin-top="0cm" fo:margin-bottom="0.247cm" loext:contextual-spacing="false" fo:line-height="120%" fo:text-align="justify" style:justify-single-word="false" fo:text-indent="0cm" style:auto-text-indent="false" style:page-number="auto" fo:background-color="transparent"/>
      <style:text-properties officeooo:rsid="0065cc12" officeooo:paragraph-rsid="0065cc12"/>
    </style:style>
    <style:style style:name="P37" style:family="paragraph" style:parent-style-name="Text_20_body">
      <style:paragraph-properties fo:margin-top="0cm" fo:margin-bottom="0cm" loext:contextual-spacing="false" fo:text-align="justify" style:justify-single-word="false"/>
      <style:text-properties style:font-name="Courier" fo:font-size="8pt" officeooo:rsid="006e57aa" officeooo:paragraph-rsid="006e57aa" style:font-size-asian="8pt" style:font-size-complex="8pt"/>
    </style:style>
    <style:style style:name="P38" style:family="paragraph" style:parent-style-name="Standard">
      <style:text-properties officeooo:rsid="00703ad3" officeooo:paragraph-rsid="00703ad3"/>
    </style:style>
    <style:style style:name="P39" style:family="paragraph" style:parent-style-name="Text_20_body" style:list-style-name="L1">
      <style:paragraph-properties fo:text-align="justify" style:justify-single-word="false"/>
      <style:text-properties officeooo:paragraph-rsid="003f8839"/>
    </style:style>
    <style:style style:name="P40" style:family="paragraph" style:parent-style-name="Text_20_body" style:list-style-name="L2">
      <style:text-properties fo:color="#000000" fo:font-weight="normal" officeooo:rsid="002a101e" officeooo:paragraph-rsid="002a101e" style:font-weight-asian="normal" style:font-weight-complex="normal"/>
    </style:style>
    <style:style style:name="P41" style:family="paragraph" style:parent-style-name="Text_20_body" style:list-style-name="L2">
      <style:text-properties fo:color="#000000" fo:font-weight="normal" officeooo:rsid="002543ad" officeooo:paragraph-rsid="002543ad" style:font-weight-asian="normal" style:font-weight-complex="normal"/>
    </style:style>
    <style:style style:name="P42" style:family="paragraph" style:parent-style-name="Text_20_body" style:list-style-name="L3">
      <style:text-properties officeooo:paragraph-rsid="00330a14"/>
    </style:style>
    <style:style style:name="P43" style:family="paragraph" style:parent-style-name="Heading_20_2">
      <style:text-properties officeooo:rsid="0065cc12" officeooo:paragraph-rsid="0065cc12"/>
    </style:style>
    <style:style style:name="P44" style:family="paragraph" style:parent-style-name="Table_20_Contents">
      <style:text-properties officeooo:rsid="00384135" officeooo:paragraph-rsid="00384135"/>
    </style:style>
    <style:style style:name="P45" style:family="paragraph" style:parent-style-name="Heading_20_1">
      <style:text-properties officeooo:rsid="0026d17b" officeooo:paragraph-rsid="0026d17b"/>
    </style:style>
    <style:style style:name="P46" style:family="paragraph" style:parent-style-name="Heading_20_1">
      <style:text-properties officeooo:rsid="0029f2ac" officeooo:paragraph-rsid="0029f2ac"/>
    </style:style>
    <style:style style:name="P47" style:family="paragraph" style:parent-style-name="Heading_20_1" style:list-style-name="">
      <style:text-properties officeooo:rsid="0029f2ac" officeooo:paragraph-rsid="0029f2ac"/>
    </style:style>
    <style:style style:name="P48" style:family="paragraph" style:parent-style-name="Heading_20_1" style:list-style-name="">
      <style:text-properties officeooo:rsid="0065cc12" officeooo:paragraph-rsid="0065cc12"/>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65cc12" officeooo:paragraph-rsid="0065cc12"/>
    </style:style>
    <style:style style:name="P51" style:family="paragraph" style:parent-style-name="Heading_20_1">
      <style:paragraph-properties fo:break-before="page"/>
      <style:text-properties officeooo:paragraph-rsid="0029f2ac"/>
    </style:style>
    <style:style style:name="P52" style:family="paragraph" style:parent-style-name="Heading_20_3">
      <style:text-properties officeooo:rsid="001d9b7b" officeooo:paragraph-rsid="00216058"/>
    </style:style>
    <style:style style:name="P53" style:family="paragraph" style:parent-style-name="Heading_20_3">
      <style:text-properties officeooo:rsid="00676525" officeooo:paragraph-rsid="00676525"/>
    </style:style>
    <style:style style:name="P54" style:family="paragraph" style:parent-style-name="Heading_20_3">
      <style:text-properties officeooo:rsid="006839be" officeooo:paragraph-rsid="006839be"/>
    </style:style>
    <style:style style:name="P55" style:family="paragraph" style:parent-style-name="Heading_20_3">
      <style:text-properties officeooo:rsid="006af114" officeooo:paragraph-rsid="006af114"/>
    </style:style>
    <style:style style:name="P56" style:family="paragraph" style:parent-style-name="Heading_20_3">
      <style:text-properties officeooo:rsid="002543ad" officeooo:paragraph-rsid="002543ad"/>
    </style:style>
    <style:style style:name="P57" style:family="paragraph" style:parent-style-name="Heading_20_3">
      <style:text-properties officeooo:rsid="004e10ec" officeooo:paragraph-rsid="004e10ec"/>
    </style:style>
    <style:style style:name="P58" style:family="paragraph" style:parent-style-name="Heading_20_3">
      <style:text-properties officeooo:rsid="00330a14" officeooo:paragraph-rsid="00330a14"/>
    </style:style>
    <style:style style:name="P59" style:family="paragraph" style:parent-style-name="enum" style:list-style-name="L1">
      <style:paragraph-properties fo:text-align="justify" style:justify-single-word="false"/>
      <style:text-properties officeooo:paragraph-rsid="0026d17b"/>
    </style:style>
    <style:style style:name="P60" style:family="paragraph" style:parent-style-name="enum" style:list-style-name="L1">
      <style:paragraph-properties fo:text-align="justify" style:justify-single-word="false"/>
      <style:text-properties officeooo:rsid="0026d17b" officeooo:paragraph-rsid="0026d17b"/>
    </style:style>
    <style:style style:name="P61" style:family="paragraph" style:parent-style-name="enum" style:list-style-name="L1">
      <style:paragraph-properties fo:text-align="justify" style:justify-single-word="false"/>
      <style:text-properties officeooo:rsid="0035c694" officeooo:paragraph-rsid="0035c694"/>
    </style:style>
    <style:style style:name="P62"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63"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6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676525"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officeooo:rsid="002a0eee"/>
    </style:style>
    <style:style style:name="T9" style:family="text">
      <style:text-properties officeooo:rsid="002d2bd7"/>
    </style:style>
    <style:style style:name="T10" style:family="text">
      <style:text-properties officeooo:rsid="00318f31"/>
    </style:style>
    <style:style style:name="T11" style:family="text">
      <style:text-properties officeooo:rsid="003ea68c"/>
    </style:style>
    <style:style style:name="T12" style:family="text">
      <style:text-properties officeooo:rsid="004b0b89"/>
    </style:style>
    <style:style style:name="T13" style:family="text">
      <style:text-properties officeooo:rsid="005051e1"/>
    </style:style>
    <style:style style:name="T14" style:family="text">
      <style:text-properties officeooo:rsid="006442b5"/>
    </style:style>
    <style:style style:name="T15" style:family="text">
      <style:text-properties officeooo:rsid="0069b4f6"/>
    </style:style>
    <style:style style:name="T16" style:family="text">
      <style:text-properties officeooo:rsid="006af114"/>
    </style:style>
    <style:style style:name="T17" style:family="text">
      <style:text-properties officeooo:rsid="006b0e7f"/>
    </style:style>
    <style:style style:name="T18" style:family="text">
      <style:text-properties officeooo:rsid="006d3d73"/>
    </style:style>
    <style:style style:name="T19" style:family="text">
      <style:text-properties officeooo:rsid="0046408d"/>
    </style:style>
    <style:style style:name="T20" style:family="text">
      <style:text-properties officeooo:rsid="005ecf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text:span text:style-name="T6">4705</text:span> – <text:span text:style-name="T2">Analyse et conception d’algorithmes</text:span></text:p>
      <text:p text:style-name="Subtitle"><text:span text:style-name="T2">TP2</text:span> – <text:span text:style-name="T2">Hiver</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2">Nom, prénom, matricule des membres</text:p>
          </table:table-cell>
          <table:table-cell table:style-name="Table2.B1" office:value-type="string">
            <text:p text:style-name="P44"><text:span text:style-name="T20">Desjardins</text:span>, <text:span text:style-name="T20">Simon-Pierre</text:span>, <text:span text:style-name="T20">1739351</text:span></text:p>
            <text:p text:style-name="P44"><text:span text:style-name="T20">Marcotte</text:span>, <text:span text:style-name="T20">Philippe</text:span>, <text:span text:style-name="T20">1736842</text:span></text:p>
          </table:table-cell>
        </table:table-row>
        <table:table-row>
          <table:table-cell table:style-name="Table2.A2" office:value-type="string">
            <text:p text:style-name="P22">Note finale / <text:span text:style-name="T5">13</text:span></text:p>
          </table:table-cell>
          <table:table-cell table:style-name="Table2.B2" table:formula="ooow:&lt;Table1.A1&gt;+&lt;Table4.A1&gt;+&lt;Table5.A1&gt;+&lt;Table7.A1&gt;+&lt;Table6.A1&gt;+&lt;Table3.A1&gt;" office:value-type="float" office:value="0">
            <text:p text:style-name="P25">0</text:p>
          </table:table-cell>
        </table:table-row>
      </table:table>
      <text:p text:style-name="P5"/>
      <text:h text:style-name="P45" text:outline-level="1">Information<text:span text:style-name="T10">s</text:span> technique<text:span text:style-name="T10">s</text:span></text:h>
      <text:list xml:id="list470805208" text:style-name="L1">
        <text:list-item>
          <text:p text:style-name="P59">Répondez directement dans <text:span text:style-name="T6">ce document</text:span> ODT avec LibreOffice. <text:span text:style-name="T9">Veuillez ne pas inclure le texte en italique servant de directive.</text:span></text:p>
        </text:list-item>
        <text:list-item>
          <text:p text:style-name="P60">La correction se fait à même le rapport.</text:p>
        </text:list-item>
        <text:list-item>
          <text:p text:style-name="P60">Avant votre <text:span text:style-name="T14">cinquième</text:span> séance de laboratoire, vous devez faire une remise électronique en suivant les instructions suivantes:</text:p>
          <text:list>
            <text:list-item>
              <text:p text:style-name="P60">Le dossier remis doit se nommer matricule1_matricule2_tp<text:span text:style-name="T18">2</text:span> et doit être compressé sous format zip.</text:p>
            </text:list-item>
            <text:list-item>
              <text:p text:style-name="P60">À la racine de ce dernier, on doit retrouver :</text:p>
              <text:list>
                <text:list-item>
                  <text:p text:style-name="P60">Ce rapport sous format ODT.</text:p>
                </text:list-item>
                <text:list-item>
                  <text:p text:style-name="P60">Un script nommé <text:span text:style-name="T3">tp.sh</text:span><text:span text:style-name="T7"> servant à exécuter les différents algorithmes du TP. L’interface du script est décrite à la fin du rapport.</text:span></text:p>
                </text:list-item>
                <text:list-item>
                  <text:p text:style-name="P61"><text:span text:style-name="T7">Un fichier texte nommé </text:span><text:span text:style-name="T3">emails.txt</text:span><text:span text:style-name="T7"> contenant le courriel de chaque membre de l’équipe</text:span></text:p>
                </text:list-item>
                <text:list-item>
                  <text:p text:style-name="P62">Le code source et les exécutables</text:p>
                </text:list-item>
              </text:list>
            </text:list-item>
          </text:list>
        </text:list-item>
        <text:list-item>
          <text:p text:style-name="P6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39">Si vous utilisez des extraits de codes (programmes) trouvés sur Internet, vous devez en mentionner la source, sinon vous serez sanctionnés pour plagiat. </text:p>
        </text:list-item>
      </text:list>
      <text:h text:style-name="P46" text:outline-level="1">Mise en situation</text:h>
      <text:p text:style-name="P7"><text:tab/><text:span text:style-name="T14">Ce travail pratique se répartit sur deux séances de laboratoire et porte sur l'analyse et la conception d'algorithmes développés suivant différents patrons de conception.</text:span></text:p>
      <text:p text:style-name="P6"/>
      <text:p text:style-name="P10"><text:tab/>Vous participez à une compétition dont le principal objectif est de construire la tour la plus haute avec les blocs de béton étant à votre disposition. <text:s/>Vous devez les empiler afin que votre tour soit <text:soft-page-break/>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64" svg:width="0.809cm" svg:height="0.357cm" svg:x="0cm" svg:y="0cm" svg:viewBox="0 0 810 358" draw:points="405,358 0,358 0,0 810,0 810,358"><text:p/></draw:polygon><draw:path draw:style-name="gr3" draw:text-style-name="P65"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65"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65"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65"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65"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64" svg:width="0.691cm" svg:height="0.357cm" svg:x="0cm" svg:y="0cm" svg:viewBox="0 0 692 358" draw:points="345,358 0,358 0,0 692,0 692,358"><text:p/></draw:polygon><draw:path draw:style-name="gr3" draw:text-style-name="P65" svg:width="0.094cm" svg:height="0.293cm" svg:x="0.014cm" svg:y="0cm" svg:viewBox="0 0 95 294" svg:d="M61 0l-61 5v13c30 0 34 2 34 24v220c0 19-5 19-34 19v13c14 0 37-1 48-1 10 0 31 1 47 1v-13c-29 0-34 0-34-19z"><text:p/></draw:path><draw:path draw:style-name="gr3" draw:text-style-name="P65"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65"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65"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65"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64" svg:width="0.809cm" svg:height="0.265cm" svg:x="0cm" svg:y="0.005cm" svg:viewBox="0 0 810 266" draw:points="405,266 0,266 0,0 810,0 810,266"><text:p/></draw:polygon><draw:path draw:style-name="gr3" draw:text-style-name="P65"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65"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65"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65"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65"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text:span text:style-name="T17">A</text:span>fin de garantir la stabilité de votre tour, vous devez vous assurer que le bloc que vous ajoutez sur votre tour repose entièrement sur le précédent.</text:p>
      <text:p text:style-name="P10"/>
      <text:p text:style-name="P10">Plus formellement, vous devez respecter la règle suivante: </text:p>
      <text:p text:style-name="P10"/>
      <text:p text:style-name="P10"><text:tab/><text:tab/><draw:g text:anchor-type="as-char" svg:y="-0.295cm" draw:z-index="0" draw:style-name="gr1"><svg:title>TexMaths</svg:title><svg:desc>12§display§$$l_{nouveauBloc} &lt; l_{blocReceveur} \mbox{ et } p_{nouveauBloc} &lt; p_{blocReceveur}$$§svg§600§FALSE§</svg:desc><draw:polygon draw:style-name="gr2" draw:text-style-name="P64" svg:width="10.488cm" svg:height="0.375cm" svg:x="0cm" svg:y="0cm" svg:viewBox="0 0 10489 376" draw:points="5244,376 0,376 0,0 10489,0 10489,376"><text:p/></draw:polygon><draw:path draw:style-name="gr3" draw:text-style-name="P65"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65"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65"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65"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5"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5"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5"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65"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5"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65"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5"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65"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5" svg:width="0.258cm" svg:height="0.245cm" svg:x="2.29cm" svg:y="0.064cm" svg:viewBox="0 0 259 246" svg:d="M251 18c5-2 8-5 8-10 0-4-3-8-8-8-1 0-3 0-9 2l-234 112c-4 1-8 4-8 9 0 6 4 7 8 9l234 111c6 3 8 3 9 3 5 0 8-3 8-8s-3-7-8-10l-222-105z"><text:p/></draw:path><draw:path draw:style-name="gr3" draw:text-style-name="P65"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65"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65"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5"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65"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5"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65"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5"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5"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5"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5"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5"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5"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65"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65" svg:width="0.132cm" svg:height="0.265cm" svg:x="5.187cm" svg:y="0.034cm" svg:viewBox="0 0 133 266" svg:d="M66 91h60v-13h-60v-78h-11c-1 35-13 81-55 82v9h36v117c0 53 40 58 55 58 30 0 42-30 42-58v-24h-11v24c0 31-12 47-28 47-28 0-28-39-28-46z"><text:p/></draw:path><draw:path draw:style-name="gr3" draw:text-style-name="P65"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5"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65"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65"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5"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5"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5"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65"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5"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65"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5"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65"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5" svg:width="0.258cm" svg:height="0.245cm" svg:x="7.86cm" svg:y="0.064cm" svg:viewBox="0 0 259 246" svg:d="M251 18c5-2 8-5 8-10 0-4-3-8-8-8-1 0-3 0-9 2l-234 112c-4 1-8 4-8 9 0 6 4 7 8 9l234 111c6 3 8 3 9 3 5 0 8-3 8-8s-3-7-8-10l-222-105z"><text:p/></draw:path><draw:path draw:style-name="gr3" draw:text-style-name="P65"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5"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65"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5"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65"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5"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65"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5"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5"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5"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5"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5"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5"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10"/>
      <text:p text:style-name="P10">qui garantit une inclusion stricte de la base du nouveau bloc dans la surface du bloc receveur.</text:p>
      <text:p text:style-name="P10"/>
      <text:p text:style-name="P10"><text:tab/>Puisqu'il vous est permis de tourner vos blocs pour obtenir la configuration la plus avantageuse,</text:p>
      <text:p text:style-name="P10">un bloc de dimensions données pourrait être utilisé au plus trois fois, dans chacune de ses orientations.</text:p>
      <text:p text:style-name="P10">Donc pour inclure l'orientation des blocs, il vous suffit de faire comme si les trois orientations possibles de votre bloc étaient en fait des blocs différents. Par exemple pour un bloc de taille <draw:g text:anchor-type="as-char" svg:y="-0.282cm" draw:z-index="4" draw:style-name="gr1"><svg:title>TexMaths</svg:title><svg:desc>12§display§$1\times2\times3$§svg§600§FALSE§</svg:desc><draw:polygon draw:style-name="gr2" draw:text-style-name="P64" svg:width="1.475cm" svg:height="0.307cm" svg:x="0cm" svg:y="0.009cm" svg:viewBox="0 0 1476 308" draw:points="739,308 0,308 0,0 1476,0 1476,308"><text:p/></draw:polygon><draw:path draw:style-name="gr3" draw:text-style-name="P65" svg:width="0.139cm" svg:height="0.281cm" svg:x="0.037cm" svg:y="0cm" svg:viewBox="0 0 140 282" svg:d="M88 11c0-10 0-11-10-11-26 28-65 28-78 28v13c8 0 34 0 55-12v219c0 16-1 21-39 21h-14v13c16-1 52-1 70-1 17 0 54 0 68 1v-13h-13c-38 0-39-5-39-21z"><text:p/></draw:path><draw:path draw:style-name="gr3" draw:text-style-name="P65" svg:width="0.204cm" svg:height="0.203cm" svg:x="0.272cm" svg:y="0.074cm" svg:viewBox="0 0 205 204" svg:d="M103 90l-85-84c-5-5-6-6-10-6-3 0-8 4-8 8s1 4 6 9l84 85-84 85c-5 5-6 6-6 9 0 4 5 8 8 8 4 0 5 0 10-6l84-84 87 88c2 1 5 2 8 2 4 0 8-4 8-8 0 0 0-3-1-5-1 0-68-67-90-89l78-77c2-3 8-8 11-11 0-1 2-2 2-6s-4-8-8-8-6 1-10 6z"><text:p/></draw:path><draw:path draw:style-name="gr3" draw:text-style-name="P65" svg:width="0.168cm" svg:height="0.281cm" svg:x="0.56cm" svg:y="0cm" svg:viewBox="0 0 169 282" svg:d="M32 250l46-44c66-58 91-81 91-124 0-48-38-82-90-82-48 0-79 38-79 77 0 24 22 24 23 24 7 0 21-6 21-23 0-11-7-22-22-22-3 0-4 0-5 0 9-27 32-43 57-43 39 0 57 35 57 69s-22 68-45 93l-81 91c-5 5-5 6-5 16h157l12-73h-11c-1 12-5 31-8 37-4 4-31 4-41 4z"><text:p/></draw:path><draw:path draw:style-name="gr3" draw:text-style-name="P65" svg:width="0.204cm" svg:height="0.203cm" svg:x="0.905cm" svg:y="0.074cm" svg:viewBox="0 0 205 204" svg:d="M103 90l-85-84c-5-5-6-6-10-6-3 0-8 4-8 8s1 4 6 9l84 85-84 85c-5 5-6 6-6 9 0 4 5 8 8 8 4 0 5 0 10-6l84-84 87 88c2 1 5 2 8 2 4 0 8-4 8-8 0 0 0-3-1-5-1 0-68-67-90-89l78-77c2-3 8-8 11-11 0-1 2-2 2-6s-4-8-8-8-6 1-10 6z"><text:p/></draw:path><draw:path draw:style-name="gr3" draw:text-style-name="P65" svg:width="0.175cm" svg:height="0.291cm" svg:x="1.282cm" svg:y="0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g>, vous pourriez créer l'équivalent de ces trois blocs : </text:p>
      <text:p text:style-name="P10"/>
      <text:p text:style-name="P10"><draw:g text:anchor-type="as-char" svg:y="-0.318cm" draw:z-index="5" draw:style-name="gr1"><svg:title>TexMaths</svg:title><svg:desc>12§display§$$hauteur = 1, surface=  (2\times3)$$§svg§600§FALSE§</svg:desc><draw:polygon draw:style-name="gr2" draw:text-style-name="P64" svg:width="5.784cm" svg:height="0.421cm" svg:x="0cm" svg:y="0cm" svg:viewBox="0 0 5785 422" draw:points="2892,422 0,422 0,0 5785,0 5785,422"><text:p/></draw:polygon><draw:path draw:style-name="gr3" draw:text-style-name="P65" svg:width="0.208cm" svg:height="0.298cm" svg:x="0.023cm" svg:y="0.024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5" svg:width="0.193cm" svg:height="0.191cm" svg:x="0.26cm" svg:y="0.128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5" svg:width="0.217cm" svg:height="0.191cm" svg:x="0.478cm" svg:y="0.128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5" svg:width="0.13cm" svg:height="0.269cm" svg:x="0.718cm" svg:y="0.04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65" svg:width="0.162cm" svg:height="0.191cm" svg:x="0.88cm" svg:y="0.128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5" svg:width="0.217cm" svg:height="0.191cm" svg:x="1.068cm" svg:y="0.128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5" svg:width="0.172cm" svg:height="0.191cm" svg:x="1.309cm" svg:y="0.128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5" svg:width="0.281cm" svg:height="0.099cm" svg:x="1.641cm" svg:y="0.16cm" svg:viewBox="0 0 282 100" svg:d="M268 17c6 0 14 0 14-9 0-8-8-8-14-8h-254c-6 0-14 0-14 8 0 9 8 9 14 9zM268 100c6 0 14 0 14-9 0-8-8-8-14-8h-254c-6 0-14 0-14 8 0 9 8 9 14 9z"><text:p/></draw:path><draw:path draw:style-name="gr3" draw:text-style-name="P65" svg:width="0.139cm" svg:height="0.281cm" svg:x="2.099cm" svg:y="0.034cm" svg:viewBox="0 0 140 282" svg:d="M88 11c0-10 0-11-10-11-26 28-65 28-78 28v13c8 0 34 0 55-12v219c0 16-1 21-39 21h-14v13c16-1 52-1 70-1 17 0 54 0 68 1v-13h-13c-38 0-39-5-39-21z"><text:p/></draw:path><draw:path draw:style-name="gr3" draw:text-style-name="P65" svg:width="0.049cm" svg:height="0.126cm" svg:x="2.309cm" svg:y="0.27cm" svg:viewBox="0 0 50 127" svg:d="M50 44c0-27-10-44-27-44-15 0-23 11-23 23 0 11 8 23 23 23 5 0 11-3 15-6 2-2 2-2 2-2 1 0 1 0 1 6 0 33-15 58-29 72-5 4-5 5-5 6 0 4 3 5 4 5 5 0 39-32 39-83z"><text:p/></draw:path><draw:path draw:style-name="gr3" draw:text-style-name="P65" svg:width="0.155cm" svg:height="0.191cm" svg:x="2.482cm" svg:y="0.128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65" svg:width="0.217cm" svg:height="0.191cm" svg:x="2.67cm" svg:y="0.128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5" svg:width="0.172cm" svg:height="0.191cm" svg:x="2.912cm" svg:y="0.128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5" svg:width="0.21cm" svg:height="0.384cm" svg:x="3.124cm" svg:y="0.018cm"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65" svg:width="0.193cm" svg:height="0.191cm" svg:x="3.37cm" svg:y="0.128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5" svg:width="0.165cm" svg:height="0.191cm" svg:x="3.593cm" svg:y="0.128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65" svg:width="0.162cm" svg:height="0.191cm" svg:x="3.778cm" svg:y="0.128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5" svg:width="0.281cm" svg:height="0.099cm" svg:x="4.096cm" svg:y="0.16cm" svg:viewBox="0 0 282 100" svg:d="M268 17c6 0 14 0 14-9 0-8-8-8-14-8h-254c-6 0-14 0-14 8 0 9 8 9 14 9zM268 100c6 0 14 0 14-9 0-8-8-8-14-8h-254c-6 0-14 0-14 8 0 9 8 9 14 9z"><text:p/></draw:path><draw:path draw:style-name="gr3" draw:text-style-name="P65" svg:width="0.099cm" svg:height="0.421cm" svg:x="4.559cm" svg:y="0cm" svg:viewBox="0 0 100 422" svg:d="M100 419c0-1 0-3-9-10-53-53-66-133-66-198 0-73 16-146 69-199 6-6 6-6 6-7 0-4-3-5-5-5-5 0-43 29-69 83-21 47-26 93-26 128 0 34 5 84 28 132 26 53 62 79 67 79 2 0 5-1 5-3z"><text:p/></draw:path><draw:path draw:style-name="gr3" draw:text-style-name="P65" svg:width="0.168cm" svg:height="0.281cm" svg:x="4.703cm" svg:y="0.034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65" svg:width="0.204cm" svg:height="0.203cm" svg:x="5.049cm" svg:y="0.108cm" svg:viewBox="0 0 205 204" svg:d="M103 90l-85-84c-5-5-6-6-10-6-3 0-8 4-8 8s1 4 6 9l84 85-84 85c-5 5-6 6-6 9 0 4 5 8 8 8 4 0 5 0 10-6l84-84 88 88c1 1 4 2 7 2 5 0 8-4 8-8 0 0 0-3-1-5-1 0-68-67-90-89l78-77c2-3 8-8 11-11 0-1 2-2 2-6s-3-8-8-8c-4 0-6 1-10 6z"><text:p/></draw:path><draw:path draw:style-name="gr3" draw:text-style-name="P65" svg:width="0.175cm" svg:height="0.291cm" svg:x="5.426cm" svg:y="0.034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65" svg:width="0.099cm" svg:height="0.421cm" svg:x="5.643cm" svg:y="0cm" svg:viewBox="0 0 100 422" svg:d="M100 211c0-32-5-84-29-132-25-51-63-79-66-79-4 0-5 1-5 5 0 1 0 1 8 9 42 42 66 110 66 197 0 73-15 148-68 201-6 4-6 6-6 7 0 2 1 3 5 3 3 0 42-28 67-81 22-47 28-94 28-130z"><text:p/></draw:path></draw:g></text:p>
      <text:p text:style-name="P10"><draw:g text:anchor-type="as-char" svg:y="-0.318cm" draw:z-index="6" draw:style-name="gr1"><svg:title>TexMaths</svg:title><svg:desc>12§display§$$hauteur = 2, surface = (1\times3)$$§svg§600§FALSE§</svg:desc><draw:polygon draw:style-name="gr2" draw:text-style-name="P64" svg:width="5.784cm" svg:height="0.421cm" svg:x="0cm" svg:y="0cm" svg:viewBox="0 0 5785 422" draw:points="2892,422 0,422 0,0 5785,0 5785,422"><text:p/></draw:polygon><draw:path draw:style-name="gr3" draw:text-style-name="P65" svg:width="0.208cm" svg:height="0.298cm" svg:x="0.023cm" svg:y="0.024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5" svg:width="0.193cm" svg:height="0.191cm" svg:x="0.26cm" svg:y="0.128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5" svg:width="0.217cm" svg:height="0.191cm" svg:x="0.478cm" svg:y="0.128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5" svg:width="0.13cm" svg:height="0.269cm" svg:x="0.718cm" svg:y="0.04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65" svg:width="0.162cm" svg:height="0.191cm" svg:x="0.88cm" svg:y="0.128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5" svg:width="0.217cm" svg:height="0.191cm" svg:x="1.068cm" svg:y="0.128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5" svg:width="0.172cm" svg:height="0.191cm" svg:x="1.309cm" svg:y="0.128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5" svg:width="0.281cm" svg:height="0.099cm" svg:x="1.641cm" svg:y="0.16cm" svg:viewBox="0 0 282 100" svg:d="M268 17c6 0 14 0 14-9 0-8-8-8-14-8h-254c-6 0-14 0-14 8 0 9 8 9 14 9zM268 100c6 0 14 0 14-9 0-8-8-8-14-8h-254c-6 0-14 0-14 8 0 9 8 9 14 9z"><text:p/></draw:path><draw:path draw:style-name="gr3" draw:text-style-name="P65" svg:width="0.168cm" svg:height="0.281cm" svg:x="2.083cm" svg:y="0.034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65" svg:width="0.049cm" svg:height="0.126cm" svg:x="2.309cm" svg:y="0.27cm" svg:viewBox="0 0 50 127" svg:d="M50 44c0-27-10-44-27-44-15 0-23 11-23 23 0 11 8 23 23 23 5 0 11-3 15-6 2-2 2-2 2-2 1 0 1 0 1 6 0 33-15 58-29 72-5 4-5 5-5 6 0 4 3 5 4 5 5 0 39-32 39-83z"><text:p/></draw:path><draw:path draw:style-name="gr3" draw:text-style-name="P65" svg:width="0.155cm" svg:height="0.191cm" svg:x="2.482cm" svg:y="0.128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65" svg:width="0.217cm" svg:height="0.191cm" svg:x="2.67cm" svg:y="0.128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5" svg:width="0.172cm" svg:height="0.191cm" svg:x="2.912cm" svg:y="0.128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5" svg:width="0.21cm" svg:height="0.384cm" svg:x="3.124cm" svg:y="0.018cm"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65" svg:width="0.193cm" svg:height="0.191cm" svg:x="3.37cm" svg:y="0.128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5" svg:width="0.165cm" svg:height="0.191cm" svg:x="3.593cm" svg:y="0.128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65" svg:width="0.162cm" svg:height="0.191cm" svg:x="3.778cm" svg:y="0.128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5" svg:width="0.281cm" svg:height="0.099cm" svg:x="4.096cm" svg:y="0.16cm" svg:viewBox="0 0 282 100" svg:d="M268 17c6 0 14 0 14-9 0-8-8-8-14-8h-254c-6 0-14 0-14 8 0 9 8 9 14 9zM268 100c6 0 14 0 14-9 0-8-8-8-14-8h-254c-6 0-14 0-14 8 0 9 8 9 14 9z"><text:p/></draw:path><draw:path draw:style-name="gr3" draw:text-style-name="P65" svg:width="0.099cm" svg:height="0.421cm" svg:x="4.559cm" svg:y="0cm" svg:viewBox="0 0 100 422" svg:d="M100 419c0-1 0-3-9-10-53-53-66-133-66-198 0-73 16-146 69-199 6-6 6-6 6-7 0-4-3-5-5-5-5 0-43 29-69 83-21 47-26 93-26 128 0 34 5 84 28 132 26 53 62 79 67 79 2 0 5-1 5-3z"><text:p/></draw:path><draw:path draw:style-name="gr3" draw:text-style-name="P65" svg:width="0.139cm" svg:height="0.281cm" svg:x="4.719cm" svg:y="0.034cm" svg:viewBox="0 0 140 282" svg:d="M88 11c0-10 0-11-10-11-26 28-65 28-78 28v13c8 0 34 0 55-12v219c0 16-1 21-39 21h-14v13c16-1 52-1 70-1 17 0 54 0 68 1v-13h-13c-38 0-39-5-39-21z"><text:p/></draw:path><draw:path draw:style-name="gr3" draw:text-style-name="P65" svg:width="0.204cm" svg:height="0.203cm" svg:x="5.049cm" svg:y="0.108cm" svg:viewBox="0 0 205 204" svg:d="M103 90l-85-84c-5-5-6-6-10-6-3 0-8 4-8 8s1 4 6 9l84 85-84 85c-5 5-6 6-6 9 0 4 5 8 8 8 4 0 5 0 10-6l84-84 88 88c1 1 4 2 7 2 5 0 8-4 8-8 0 0 0-3-1-5-1 0-68-67-90-89l78-77c2-3 8-8 11-11 0-1 2-2 2-6s-3-8-8-8c-4 0-6 1-10 6z"><text:p/></draw:path><draw:path draw:style-name="gr3" draw:text-style-name="P65" svg:width="0.175cm" svg:height="0.291cm" svg:x="5.426cm" svg:y="0.034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65" svg:width="0.099cm" svg:height="0.421cm" svg:x="5.643cm" svg:y="0cm" svg:viewBox="0 0 100 422" svg:d="M100 211c0-32-5-84-29-132-25-51-63-79-66-79-4 0-5 1-5 5 0 1 0 1 8 9 42 42 66 110 66 197 0 73-15 148-68 201-6 4-6 6-6 7 0 2 1 3 5 3 3 0 42-28 67-81 22-47 28-94 28-130z"><text:p/></draw:path></draw:g></text:p>
      <text:p text:style-name="P10"><draw:g text:anchor-type="as-char" svg:y="-0.318cm" draw:z-index="7" draw:style-name="gr1"><svg:title>TexMaths</svg:title><svg:desc>12§display§$$hauteur = 3, surface = (1\times2)$$§svg§600§FALSE§</svg:desc><draw:polygon draw:style-name="gr2" draw:text-style-name="P64" svg:width="5.784cm" svg:height="0.421cm" svg:x="0cm" svg:y="0cm" svg:viewBox="0 0 5785 422" draw:points="2892,422 0,422 0,0 5785,0 5785,422"><text:p/></draw:polygon><draw:path draw:style-name="gr3" draw:text-style-name="P65" svg:width="0.208cm" svg:height="0.298cm" svg:x="0.023cm" svg:y="0.024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5" svg:width="0.193cm" svg:height="0.191cm" svg:x="0.26cm" svg:y="0.128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5" svg:width="0.217cm" svg:height="0.191cm" svg:x="0.478cm" svg:y="0.128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5" svg:width="0.13cm" svg:height="0.269cm" svg:x="0.718cm" svg:y="0.04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65" svg:width="0.162cm" svg:height="0.191cm" svg:x="0.88cm" svg:y="0.128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5" svg:width="0.217cm" svg:height="0.191cm" svg:x="1.068cm" svg:y="0.128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5" svg:width="0.172cm" svg:height="0.191cm" svg:x="1.309cm" svg:y="0.128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5" svg:width="0.281cm" svg:height="0.099cm" svg:x="1.641cm" svg:y="0.16cm" svg:viewBox="0 0 282 100" svg:d="M268 17c6 0 14 0 14-9 0-8-8-8-14-8h-254c-6 0-14 0-14 8 0 9 8 9 14 9zM268 100c6 0 14 0 14-9 0-8-8-8-14-8h-254c-6 0-14 0-14 8 0 9 8 9 14 9z"><text:p/></draw:path><draw:path draw:style-name="gr3" draw:text-style-name="P65" svg:width="0.175cm" svg:height="0.291cm" svg:x="2.08cm" svg:y="0.034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65" svg:width="0.049cm" svg:height="0.126cm" svg:x="2.309cm" svg:y="0.27cm" svg:viewBox="0 0 50 127" svg:d="M50 44c0-27-10-44-27-44-15 0-23 11-23 23 0 11 8 23 23 23 5 0 11-3 15-6 2-2 2-2 2-2 1 0 1 0 1 6 0 33-15 58-29 72-5 4-5 5-5 6 0 4 3 5 4 5 5 0 39-32 39-83z"><text:p/></draw:path><draw:path draw:style-name="gr3" draw:text-style-name="P65" svg:width="0.155cm" svg:height="0.191cm" svg:x="2.482cm" svg:y="0.128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65" svg:width="0.217cm" svg:height="0.191cm" svg:x="2.67cm" svg:y="0.128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5" svg:width="0.172cm" svg:height="0.191cm" svg:x="2.912cm" svg:y="0.128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5" svg:width="0.21cm" svg:height="0.384cm" svg:x="3.124cm" svg:y="0.018cm"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65" svg:width="0.193cm" svg:height="0.191cm" svg:x="3.37cm" svg:y="0.128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5" svg:width="0.165cm" svg:height="0.191cm" svg:x="3.593cm" svg:y="0.128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65" svg:width="0.162cm" svg:height="0.191cm" svg:x="3.778cm" svg:y="0.128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5" svg:width="0.281cm" svg:height="0.099cm" svg:x="4.096cm" svg:y="0.16cm" svg:viewBox="0 0 282 100" svg:d="M268 17c6 0 14 0 14-9 0-8-8-8-14-8h-254c-6 0-14 0-14 8 0 9 8 9 14 9zM268 100c6 0 14 0 14-9 0-8-8-8-14-8h-254c-6 0-14 0-14 8 0 9 8 9 14 9z"><text:p/></draw:path><draw:path draw:style-name="gr3" draw:text-style-name="P65" svg:width="0.099cm" svg:height="0.421cm" svg:x="4.559cm" svg:y="0cm" svg:viewBox="0 0 100 422" svg:d="M100 419c0-1 0-3-9-10-53-53-66-133-66-198 0-73 16-146 69-199 6-6 6-6 6-7 0-4-3-5-5-5-5 0-43 29-69 83-21 47-26 93-26 128 0 34 5 84 28 132 26 53 62 79 67 79 2 0 5-1 5-3z"><text:p/></draw:path><draw:path draw:style-name="gr3" draw:text-style-name="P65" svg:width="0.139cm" svg:height="0.281cm" svg:x="4.719cm" svg:y="0.034cm" svg:viewBox="0 0 140 282" svg:d="M88 11c0-10 0-11-10-11-26 28-65 28-78 28v13c8 0 34 0 55-12v219c0 16-1 21-39 21h-14v13c16-1 52-1 70-1 17 0 54 0 68 1v-13h-13c-38 0-39-5-39-21z"><text:p/></draw:path><draw:path draw:style-name="gr3" draw:text-style-name="P65" svg:width="0.204cm" svg:height="0.203cm" svg:x="5.049cm" svg:y="0.108cm" svg:viewBox="0 0 205 204" svg:d="M103 90l-85-84c-5-5-6-6-10-6-3 0-8 4-8 8s1 4 6 9l84 85-84 85c-5 5-6 6-6 9 0 4 5 8 8 8 4 0 5 0 10-6l84-84 88 88c1 1 4 2 7 2 5 0 8-4 8-8 0 0 0-3-1-5-1 0-68-67-90-89l78-77c2-3 8-8 11-11 0-1 2-2 2-6s-3-8-8-8c-4 0-6 1-10 6z"><text:p/></draw:path><draw:path draw:style-name="gr3" draw:text-style-name="P65" svg:width="0.168cm" svg:height="0.281cm" svg:x="5.429cm" svg:y="0.034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65" svg:width="0.099cm" svg:height="0.421cm" svg:x="5.643cm" svg:y="0cm" svg:viewBox="0 0 100 422" svg:d="M100 211c0-32-5-84-29-132-25-51-63-79-66-79-4 0-5 1-5 5 0 1 0 1 8 9 42 42 66 110 66 197 0 73-15 148-68 201-6 4-6 6-6 7 0 2 1 3 5 3 3 0 42-28 67-81 22-47 28-94 28-130z"><text:p/></draw:path></draw:g></text:p>
      <text:p text:style-name="P10"/>
      <text:p text:style-name="P10"><text:tab/>Sans perte de généralité, vous pouvez générer vos orientations en considérant uniquement des blocs dont la largeur <draw:g text:anchor-type="as-char" svg:y="-0.298cm" draw:z-index="8" draw:style-name="gr1"><svg:title>TexMaths</svg:title><svg:desc>12§display§$l_i$§svg§600§FALSE§</svg:desc><draw:polygon draw:style-name="gr2" draw:text-style-name="P64" svg:width="0.238cm" svg:height="0.356cm" svg:x="0cm" svg:y="0cm" svg:viewBox="0 0 239 357" draw:points="119,357 0,357 0,0 239,0 239,357"><text:p/></draw:polygon><draw:path draw:style-name="gr3" draw:text-style-name="P65" svg:width="0.094cm" svg:height="0.293cm" svg:x="0.014cm" svg:y="0cm" svg:viewBox="0 0 95 294" svg:d="M61 0l-61 5v13c30 0 34 2 34 24v219c0 20-5 20-34 20v13c14 0 37-1 48-1 10 0 32 1 47 1v-13c-29 0-34 0-34-20z"><text:p/></draw:path><draw:path draw:style-name="gr3" draw:text-style-name="P65" svg:width="0.091cm" svg:height="0.199cm" svg:x="0.131cm" svg:y="0.162cm" svg:viewBox="0 0 92 200" svg:d="M83 11c0-5-3-11-12-11-8 0-17 7-17 17 0 5 4 11 12 11 9 0 17-9 17-17zM22 162c-2 3-3 7-3 13 0 13 12 25 29 25 30 0 44-42 44-45 0-5-5-5-5-5-5 0-5 2-6 6-7 23-21 36-33 36-6 0-7-5-7-11 0-7 2-12 5-19 3-9 6-16 9-24 3-7 14-34 15-37 1-4 2-7 2-10 0-14-12-25-29-25-30 0-43 41-43 45s4 4 5 4c5 0 5-1 6-5 7-25 20-36 31-36 5 0 9 3 9 11 0 6-3 11-10 29z"><text:p/></draw:path></draw:g> est toujours inférieure ou égale à la profondeur <draw:g text:anchor-type="as-char" svg:y="-0.187cm" draw:z-index="9" draw:style-name="gr1"><svg:title>TexMaths</svg:title><svg:desc>12§display§$p_i$§svg§600§FALSE§</svg:desc><draw:polygon draw:style-name="gr2" draw:text-style-name="P64" svg:width="0.353cm" svg:height="0.265cm" svg:x="0cm" svg:y="0.005cm" svg:viewBox="0 0 354 266" draw:points="177,266 0,266 0,0 354,0 354,266"><text:p/></draw:polygon><draw:path draw:style-name="gr3" draw:text-style-name="P65" svg:width="0.207cm" svg:height="0.27cm" svg:x="0.012cm" svg:y="0cm" svg:viewBox="0 0 208 271" svg:d="M61 28v-28l-61 5v13c30 0 34 2 34 20v200c0 19-5 19-34 19v14c14-2 36-3 48-3 11 0 32 1 48 3v-14c-29 0-34 0-34-19v-72-4c3 8 21 30 52 30 51 0 94-42 94-96s-41-96-88-96c-33 0-51 19-59 28zM62 140v-95c12-22 34-34 55-34 30 0 56 37 56 85 0 52-29 87-61 87-16 0-33-9-44-25-6-10-6-10-6-18z"><text:p/></draw:path><draw:path draw:style-name="gr3" draw:text-style-name="P65" svg:width="0.09cm" svg:height="0.2cm" svg:x="0.248cm" svg:y="0.054cm" svg:viewBox="0 0 91 201" svg:d="M83 11c0-5-4-11-12-11-9 0-17 7-17 17 0 5 3 11 12 11 8 0 17-9 17-17zM22 162c-2 4-3 8-3 14 0 13 12 25 29 25 30 0 43-42 43-46 0-5-5-5-5-5-5 0-5 3-6 6-7 23-20 37-32 37-6 0-7-5-7-11 0-8 2-12 4-20 4-8 6-15 10-24 2-7 13-33 14-37 2-4 3-7 3-10 0-14-12-25-29-25-30 0-43 41-43 46 0 4 4 4 5 4 5 0 5-2 6-5 7-26 20-36 31-36 5 0 8 2 8 10 0 6-2 11-9 29z"><text:p/></draw:path></draw:g> (<draw:g text:anchor-type="as-char" svg:y="-0.295cm" draw:z-index="10" draw:style-name="gr1"><svg:title>TexMaths</svg:title><svg:desc>12§display§$l_i \le p_i$§svg§600§FALSE§</svg:desc><draw:polygon draw:style-name="gr2" draw:text-style-name="P64" svg:width="1.152cm" svg:height="0.375cm" svg:x="0cm" svg:y="0cm" svg:viewBox="0 0 1153 376" draw:points="576,376 0,376 0,0 1153,0 1153,376"><text:p/></draw:polygon><draw:path draw:style-name="gr3" draw:text-style-name="P65" svg:width="0.094cm" svg:height="0.294cm" svg:x="0.014cm" svg:y="0cm" svg:viewBox="0 0 95 295" svg:d="M61 0l-61 5v13c30 0 34 2 34 24v220c0 19-5 19-34 19v14c14 0 37-2 48-2 10 0 31 2 47 2v-14c-29 0-34 0-34-19z"><text:p/></draw:path><draw:path draw:style-name="gr3" draw:text-style-name="P65" svg:width="0.09cm" svg:height="0.2cm" svg:x="0.131cm" svg:y="0.161cm"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path draw:style-name="gr3" draw:text-style-name="P65" svg:width="0.258cm" svg:height="0.327cm" svg:x="0.409cm" svg:y="0.025cm" svg:viewBox="0 0 259 328" svg:d="M251 18c5-2 8-5 8-10 0-4-3-8-8-8-3 0-6 1-9 2l-234 111c-7 4-8 6-8 10 0 3 2 7 8 9l234 111c6 2 8 2 9 2 5 0 8-3 8-8 0-4-2-6-9-10l-221-104zM244 328c7 0 15 0 15-8 0-9-9-9-15-9h-228c-8 0-16 0-16 9 0 8 7 8 14 8z"><text:p/></draw:path><draw:path draw:style-name="gr3" draw:text-style-name="P65" svg:width="0.22cm" svg:height="0.27cm" svg:x="0.806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5" svg:width="0.09cm" svg:height="0.2cm" svg:x="1.046cm" svg:y="0.161cm"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g>).</text:p>
      <text:p text:style-name="P10"/>
      <text:p text:style-name="P10"><text:tab/>Votre objectif est donc de maximiser la hauteur <draw:g text:anchor-type="as-char" svg:y="-0.289cm" draw:z-index="11" draw:style-name="gr1"><svg:title>TexMaths</svg:title><svg:desc>12§display§$H$§svg§600§FALSE§</svg:desc><draw:polygon draw:style-name="gr2" draw:text-style-name="P64" svg:width="0.317cm" svg:height="0.287cm" svg:x="0cm" svg:y="0cm" svg:viewBox="0 0 318 288" draw:points="158,288 0,288 0,0 318,0 318,288"><text:p/></draw:polygon><draw:path draw:style-name="gr3" draw:text-style-name="P65"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9"/>
      <text:h text:style-name="P47" text:outline-level="1"/>
      <text:h text:style-name="P50" text:outline-level="1">Implantation</text:h>
      <text:p text:style-name="P11"><text:tab/>Trois algorithmes seront implantés, mettant en pratique les patrons de conception vorace, probabiliste, programmation dynamique et recherche avec tabou.</text:p>
      <text:p text:style-name="P12"/>
      <text:h text:style-name="P43" text:outline-level="2">Algorithme vorace probabiliste</text:h>
      <text:p text:style-name="P13"><text:tab/>Vous devez concevoir un algorithme vorace de votre cru pour résoudre ce problème. Plutôt qu'être déterministe, il sera probabiliste et devra inclure un aspect aléatoire dans son critère de choix vorace. </text:p>
      <text:h text:style-name="P43" text:outline-level="2">Algorithme de programmation dynamique</text:h>
      <text:p text:style-name="P33"><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12" draw:style-name="gr1"><svg:title>TexMaths</svg:title><svg:desc>12§display§$SurfaceBloc_i  = l_i \times p_i$§svg§600§FALSE§</svg:desc><draw:polygon draw:style-name="gr2" draw:text-style-name="P64" svg:width="3.99cm" svg:height="0.376cm" svg:x="0cm" svg:y="0.005cm" svg:viewBox="0 0 3991 377" draw:points="1995,377 0,377 0,0 3991,0 3991,377"><text:p/></draw:polygon><draw:path draw:style-name="gr3" draw:text-style-name="P65"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65"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65"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65"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65"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65"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65"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65"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65" svg:width="0.094cm" svg:height="0.294cm" svg:x="1.661cm" svg:y="0.005cm" svg:viewBox="0 0 95 295" svg:d="M61 0l-61 5v13c30 0 34 2 34 24v221c0 19-5 19-34 19v13c14 0 37-1 48-1 10 0 31 1 47 1v-13c-29 0-34 0-34-19z"><text:p/></draw:path><draw:path draw:style-name="gr3" draw:text-style-name="P65"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65"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65"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65" svg:width="0.281cm" svg:height="0.099cm" svg:x="2.455cm" svg:y="0.143cm" svg:viewBox="0 0 282 100" svg:d="M268 17c6 0 14 0 14-9 0-8-8-8-14-8h-254c-6 0-14 0-14 8 0 9 8 9 14 9zM268 100c6 0 14 0 14-8 0-9-8-9-14-9h-254c-6 0-14 0-14 9 0 8 8 8 14 8z"><text:p/></draw:path><draw:path draw:style-name="gr3" draw:text-style-name="P65"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65"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65"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65"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65"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P33">Soit <draw:g text:anchor-type="as-char" svg:y="-0.318cm" draw:z-index="13" draw:style-name="gr1"><svg:title>TexMaths</svg:title><svg:desc>12§display§$H(j)$§svg§600§FALSE§</svg:desc><draw:polygon draw:style-name="gr2" draw:text-style-name="P64" svg:width="0.773cm" svg:height="0.421cm" svg:x="0cm" svg:y="0cm" svg:viewBox="0 0 774 422" draw:points="387,422 0,422 0,0 774,0 774,422"><text:p/></draw:polygon><draw:path draw:style-name="gr3" draw:text-style-name="P65" svg:width="0.288cm" svg:height="0.288cm" svg:x="0.014cm" svg:y="0.025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65" svg:width="0.099cm" svg:height="0.421cm" svg:x="0.357cm" svg:y="0cm" svg:viewBox="0 0 100 422" svg:d="M100 419c0-1 0-3-9-10-53-53-66-133-66-198 0-73 16-146 69-199 6-6 6-6 6-7 0-4-3-5-5-5-5 0-43 29-69 83-21 47-26 93-26 128 0 34 5 84 28 132 26 53 62 79 67 79 2 0 5-1 5-3z"><text:p/></draw:path><draw:path draw:style-name="gr3" draw:text-style-name="P65" svg:width="0.106cm" svg:height="0.369cm" svg:x="0.463cm" svg:y="0.033cm" svg:viewBox="0 0 107 370" svg:d="M107 96l-65 5v13c32 0 36 2 36 24v167c0 19-4 55-31 55-1 0-11 0-23-5 7-2 16-8 16-19s-9-19-21-19-19 8-19 19c0 22 24 34 48 34 32 0 59-27 59-65zM107 23c0-13-11-23-23-23s-23 10-23 23c0 12 11 21 23 21s23-9 23-21z"><text:p/></draw:path><draw:path draw:style-name="gr3" draw:text-style-name="P65" svg:width="0.099cm" svg:height="0.421cm" svg:x="0.633cm" svg:y="0cm" svg:viewBox="0 0 100 422" svg:d="M100 211c0-32-5-84-29-132-25-51-63-79-66-79-4 0-5 1-5 5 0 1 0 1 8 9 42 42 66 110 66 197 0 73-15 148-68 201-6 4-6 6-6 7 0 2 1 3 5 3 3 0 42-28 67-81 22-47 28-94 28-130z"><text:p/></draw:path></draw:g> la hauteur de votre tour avec le bloc <draw:g text:anchor-type="as-char" svg:y="-0.288cm" draw:z-index="14" draw:style-name="gr1"><svg:title>TexMaths</svg:title><svg:desc>12§display§$j$§svg§600§FALSE§</svg:desc><draw:polygon draw:style-name="gr2" draw:text-style-name="P64" svg:width="0.129cm" svg:height="0.364cm" svg:x="0.017cm" svg:y="0cm" svg:viewBox="0 0 130 365" draw:points="65,365 0,365 0,0 130,0 130,365"><text:p/></draw:polygon><draw:path draw:style-name="gr3" draw:text-style-name="P65"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P33"><draw:g text:anchor-type="as-char" svg:y="-0.319cm" draw:z-index="15" draw:style-name="gr1"><svg:title>TexMaths</svg:title><svg:desc>12§display§$$H(j) = max_{1 \leq i &lt; j \; : \; l_i &gt; l_j, \; p_i &gt; p_j}\{H(i)\}+ h_j.$$§svg§600§FALSE§</svg:desc><draw:polygon draw:style-name="gr2" draw:text-style-name="P64" svg:width="7.787cm" svg:height="0.463cm" svg:x="0cm" svg:y="0cm" svg:viewBox="0 0 7788 464" draw:points="3894,464 0,464 0,0 7788,0 7788,464"><text:p/></draw:polygon><draw:path draw:style-name="gr3" draw:text-style-name="P65"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65" svg:width="0.099cm" svg:height="0.421cm" svg:x="0.427cm" svg:y="0cm" svg:viewBox="0 0 100 422" svg:d="M100 419c0-1 0-3-9-10-53-53-66-133-66-198 0-73 16-146 69-199 6-6 6-6 6-7 0-4-3-5-5-5-5 0-43 29-69 83-21 47-26 93-26 128 0 34 5 84 28 132 26 53 62 79 67 79 2 0 5-1 5-3z"><text:p/></draw:path><draw:path draw:style-name="gr3" draw:text-style-name="P65"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65" svg:width="0.099cm" svg:height="0.421cm" svg:x="0.77cm" svg:y="0cm" svg:viewBox="0 0 100 422" svg:d="M100 211c0-32-5-84-29-132-25-51-63-79-66-79-4 0-5 1-5 5 0 1 0 1 8 9 42 42 66 110 66 197 0 73-15 148-68 201-6 4-6 6-6 7 0 2 1 3 5 3 3 0 42-28 67-81 22-47 28-94 28-130z"><text:p/></draw:path><draw:path draw:style-name="gr3" draw:text-style-name="P65" svg:width="0.281cm" svg:height="0.099cm" svg:x="1.051cm" svg:y="0.162cm" svg:viewBox="0 0 282 100" svg:d="M268 17c6 0 14 0 14-9 0-8-8-8-14-8h-254c-6 0-14 0-14 8 0 9 8 9 14 9zM268 100c6 0 14 0 14-9 0-8-8-8-14-8h-254c-6 0-14 0-14 8 0 9 8 9 14 9z"><text:p/></draw:path><draw:path draw:style-name="gr3" draw:text-style-name="P65"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65"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5"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65" svg:width="0.108cm" svg:height="0.196cm" svg:x="2.34cm" svg:y="0.183cm" svg:viewBox="0 0 109 197" svg:d="M67 8c0-8 0-8-8-8-19 19-47 19-59 19v11c7 0 26 0 43-8v151c0 9 0 13-30 13h-11v11c5 0 42-1 53-1 10 0 47 1 54 1v-11h-12c-30 0-30-4-30-13z"><text:p/></draw:path><draw:path draw:style-name="gr3" draw:text-style-name="P65"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65"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65" svg:width="0.199cm" svg:height="0.193cm" svg:x="2.891cm" svg:y="0.209cm" svg:viewBox="0 0 200 194" svg:d="M194 16c4-3 6-5 6-9 0-3-2-7-7-7 0 0-1 0-5 1l-182 88c-4 2-6 3-6 8s4 6 6 7l181 88c5 2 6 2 6 2 5 0 7-3 7-8 0-4-3-6-6-7l-170-82z"><text:p/></draw:path><draw:path draw:style-name="gr3" draw:text-style-name="P65"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65" svg:width="0.034cm" svg:height="0.127cm" svg:x="3.406cm" svg:y="0.252cm" svg:viewBox="0 0 35 128" svg:d="M35 17c0-10-9-17-17-17-11 0-18 8-18 17 0 11 8 18 18 18s17-9 17-18zM35 112c0-11-9-18-17-18-11 0-18 8-18 18 0 9 8 16 18 16s17-8 17-16z"><text:p/></draw:path><draw:path draw:style-name="gr3" draw:text-style-name="P65"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65"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65" svg:width="0.199cm" svg:height="0.193cm" svg:x="3.838cm" svg:y="0.209cm" svg:viewBox="0 0 200 194" svg:d="M194 104c4-1 6-3 6-7 0-5-2-6-6-7l-181-88c-3-2-5-2-6-2-3 0-7 4-7 7 0 5 4 6 6 7l170 83-170 82c-4 2-6 3-6 7 0 5 4 8 7 8 0 0 3 0 6-2z"><text:p/></draw:path><draw:path draw:style-name="gr3" draw:text-style-name="P65"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65"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65" svg:width="0.037cm" svg:height="0.091cm" svg:x="4.367cm" svg:y="0.347cm" svg:viewBox="0 0 38 92" svg:d="M30 30c0 16-2 35-24 54-1 1-1 2-1 4s2 4 3 4c5 0 30-24 30-60 0-18-7-32-21-32-10 0-17 7-17 17 0 9 7 18 18 18 7 0 12-5 12-5z"><text:p/></draw:path><draw:path draw:style-name="gr3" draw:text-style-name="P65"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65"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65" svg:width="0.199cm" svg:height="0.193cm" svg:x="4.87cm" svg:y="0.209cm" svg:viewBox="0 0 200 194" svg:d="M194 104c4-1 6-3 6-7 0-5-2-6-6-7l-181-88c-3-2-5-2-6-2-3 0-7 4-7 7 0 5 4 6 6 7l170 83-170 82c-4 2-6 3-6 7 0 5 4 8 7 8 0 0 3 0 6-2z"><text:p/></draw:path><draw:path draw:style-name="gr3" draw:text-style-name="P65"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65"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65"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65"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65" svg:width="0.099cm" svg:height="0.421cm" svg:x="6.091cm" svg:y="0cm" svg:viewBox="0 0 100 422" svg:d="M100 419c0-1 0-3-9-10-53-53-66-133-66-198 0-73 16-146 69-199 6-6 6-6 6-7 0-4-3-5-5-5-5 0-43 29-69 83-21 47-26 93-26 128 0 34 5 84 28 132 26 53 62 79 67 79 2 0 5-1 5-3z"><text:p/></draw:path><draw:path draw:style-name="gr3" draw:text-style-name="P65"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65" svg:width="0.099cm" svg:height="0.421cm" svg:x="6.383cm" svg:y="0cm" svg:viewBox="0 0 100 422" svg:d="M100 211c0-32-5-84-29-132-25-51-63-79-66-79-4 0-5 1-5 5 0 1 0 1 8 9 42 42 66 110 66 197 0 73-15 148-68 201-6 4-6 6-6 7 0 2 1 3 5 3 3 0 42-28 67-81 22-47 28-94 28-130z"><text:p/></draw:path><draw:path draw:style-name="gr3" draw:text-style-name="P65"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65" svg:width="0.281cm" svg:height="0.281cm" svg:x="6.851cm" svg:y="0.072cm" svg:viewBox="0 0 282 282" svg:d="M150 150h118c6 0 14 0 14-8 0-10-8-10-14-10h-118v-118c0-6 0-14-8-14-10 0-10 8-10 14v118h-118c-6 0-14 0-14 10 0 8 8 8 14 8h118v118c0 6 0 14 10 14 8 0 8-8 8-14z"><text:p/></draw:path><draw:path draw:style-name="gr3" draw:text-style-name="P65"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5"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65" svg:width="0.045cm" svg:height="0.045cm" svg:x="7.707cm" svg:y="0.273cm" svg:viewBox="0 0 46 46" svg:d="M46 23c0-12-10-23-23-23-12 0-23 11-23 23 0 13 11 23 23 23 13 0 23-10 23-23z"><text:p/></draw:path></draw:g> </text:p>
      <text:p text:style-name="P33">Pour un exemplaire à <draw:g text:anchor-type="as-char" svg:y="-0.185cm" draw:z-index="16" draw:style-name="gr1"><svg:title>TexMaths</svg:title><svg:desc>12§display§$n$ §svg§600§FALSE§</svg:desc><draw:polygon draw:style-name="gr2" draw:text-style-name="P64" svg:width="0.234cm" svg:height="0.18cm" svg:x="0cm" svg:y="0.005cm" svg:viewBox="0 0 235 181" draw:points="117,181 0,181 0,0 235,0 235,181"><text:p/></draw:polygon><draw:path draw:style-name="gr3" draw:text-style-name="P65"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7" draw:style-name="gr1"><svg:title>TexMaths</svg:title><svg:desc>12§display§$\max_{1 \leq j \leq 3n} H(j)$§svg§600§FALSE§</svg:desc><draw:polygon draw:style-name="gr2" draw:text-style-name="P64" svg:width="3.016cm" svg:height="0.436cm" svg:x="0cm" svg:y="0cm" svg:viewBox="0 0 3017 437" draw:points="1508,437 0,437 0,0 3017,0 3017,437"><text:p/></draw:polygon><draw:path draw:style-name="gr3" draw:text-style-name="P65" svg:width="0.329cm" svg:height="0.186cm" svg:x="0.013cm" svg:y="0.129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65" svg:width="0.191cm" svg:height="0.193cm" svg:x="0.37cm" svg:y="0.123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65" svg:width="0.213cm" svg:height="0.181cm" svg:x="0.568cm" svg:y="0.13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65" svg:width="0.108cm" svg:height="0.195cm" svg:x="0.817cm" svg:y="0.182cm" svg:viewBox="0 0 109 196" svg:d="M67 8c0-8 0-8-8-8-19 19-47 19-59 19v11c7 0 26 0 43-8v150c0 10 0 14-30 14h-11v10c5 0 42-1 53-1 10 0 47 1 54 1v-10h-12c-30 0-30-4-30-14z"><text:p/></draw:path><draw:path draw:style-name="gr3" draw:text-style-name="P65" svg:width="0.199cm" svg:height="0.258cm" svg:x="0.985cm" svg:y="0.174cm" svg:viewBox="0 0 200 259" svg:d="M194 16c4-3 6-5 6-9 0-3-2-7-7-7 0 0-1 0-5 1l-181 88c-6 2-7 4-7 8 0 2 1 5 7 7l180 86c5 3 6 3 6 3 5 0 7-4 7-7 0-5-3-6-6-8l-170-81zM188 259c5 0 12 0 12-8s-6-8-12-8h-176c-5 0-12 0-12 8s7 8 12 8z"><text:p/></draw:path><draw:path draw:style-name="gr3" draw:text-style-name="P65" svg:width="0.13cm" svg:height="0.255cm" svg:x="1.217cm" svg:y="0.182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65" svg:width="0.199cm" svg:height="0.258cm" svg:x="1.405cm" svg:y="0.174cm" svg:viewBox="0 0 200 259" svg:d="M194 16c4-3 6-5 6-9 0-3-2-7-7-7 0 0-1 0-5 1l-181 88c-6 2-7 4-7 8 0 2 1 5 7 7l180 86c5 3 6 3 6 3 5 0 7-4 7-7 0-5-3-6-6-8l-170-81zM188 259c5 0 12 0 12-8s-6-8-12-8h-176c-5 0-12 0-12 8s7 8 12 8z"><text:p/></draw:path><draw:path draw:style-name="gr3" draw:text-style-name="P65" svg:width="0.136cm" svg:height="0.201cm" svg:x="1.652cm" svg:y="0.182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65" svg:width="0.18cm" svg:height="0.133cm" svg:x="1.819cm" svg:y="0.249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65" svg:width="0.355cm" svg:height="0.288cm" svg:x="2.122cm" svg:y="0.025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65" svg:width="0.099cm" svg:height="0.42cm" svg:x="2.532cm" svg:y="0cm" svg:viewBox="0 0 100 421" svg:d="M100 418c0-1 0-3-9-10-53-52-66-133-66-197 0-73 16-146 69-199 6-6 6-6 6-7 0-4-3-5-5-5-5 0-43 29-69 83-21 46-26 93-26 128 0 33 5 83 28 131 26 53 62 79 67 79 2 0 5-1 5-3z"><text:p/></draw:path><draw:path draw:style-name="gr3" draw:text-style-name="P65" svg:width="0.173cm" svg:height="0.364cm" svg:x="2.648cm" svg:y="0.033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65" svg:width="0.099cm" svg:height="0.42cm" svg:x="2.875cm" svg:y="0cm" svg:viewBox="0 0 100 421" svg:d="M100 211c0-33-5-84-29-132-25-51-63-79-66-79-4 0-5 1-5 5 0 1 0 1 8 9 42 42 66 109 66 197 0 73-15 147-68 200-6 4-6 6-6 7 0 2 1 3 5 3 3 0 42-28 67-81 22-47 28-93 28-129z"><text:p/></draw:path></draw:g>.</text:p>
      <text:h text:style-name="P43" text:outline-level="2">Recherche avec tabou</text:h>
      <text:p text:style-name="P33">Enfin vous devez implanter l'approche de recherche avec tabou avec le voisinage suivant :</text:p>
      <text:p text:style-name="P36"><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8" draw:style-name="gr1"><svg:title>TexMaths</svg:title><svg:desc>12§display§$[7,10]$§svg§600§FALSE§</svg:desc><draw:polygon draw:style-name="gr2" draw:text-style-name="P64" svg:width="0.984cm" svg:height="0.421cm" svg:x="0cm" svg:y="0cm" svg:viewBox="0 0 985 422" draw:points="493,422 0,422 0,0 985,0 985,422"><text:p/></draw:polygon><draw:polygon draw:style-name="gr3" draw:text-style-name="P65" svg:width="0.058cm" svg:height="0.421cm" svg:x="0.049cm" svg:y="0cm" svg:viewBox="0 0 59 422" draw:points="59,422 59,406 17,406 17,17 59,17 59,0 0,0 0,422"><text:p/></draw:polygon><draw:path draw:style-name="gr3" draw:text-style-name="P65" svg:width="0.181cm" svg:height="0.294cm" svg:x="0.14cm" svg:y="0.03cm" svg:viewBox="0 0 182 295" svg:d="M179 29c3-6 3-6 3-16h-103c-51 0-53-5-54-13h-11l-14 88h11c1-8 5-34 11-39 2-3 36-3 40-3h89c-5 7-38 54-48 67-38 57-53 116-53 159 0 4 0 23 21 23 19 0 19-19 19-23v-21c0-23 1-47 5-70 1-9 7-45 26-72z"><text:p/></draw:path><draw:path draw:style-name="gr3" draw:text-style-name="P65" svg:width="0.049cm" svg:height="0.126cm" svg:x="0.365cm" svg:y="0.271cm" svg:viewBox="0 0 50 127" svg:d="M50 44c0-26-10-44-27-44-16 0-23 12-23 23s7 23 23 23c7 0 12-4 17-6v-2c1 0 1 0 1 6 0 28-12 54-31 74-3 2-3 3-3 4 0 4 3 5 4 5 6 0 39-33 39-83z"><text:p/></draw:path><draw:path draw:style-name="gr3" draw:text-style-name="P65" svg:width="0.139cm" svg:height="0.281cm" svg:x="0.482cm" svg:y="0.033cm" svg:viewBox="0 0 140 282" svg:d="M88 11c0-10 0-11-10-11-26 28-65 28-78 28v13c8 0 34 0 55-12v219c0 16-1 21-39 21h-14v13c16-1 52-1 70-1 17 0 54 0 68 1v-13h-13c-38 0-39-5-39-21z"><text:p/></draw:path><draw:path draw:style-name="gr3" draw:text-style-name="P65" svg:width="0.178cm" svg:height="0.291cm" svg:x="0.672cm" svg:y="0.03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65" svg:width="0.058cm" svg:height="0.421cm" svg:x="0.876cm" svg:y="0cm" svg:viewBox="0 0 59 422" draw:points="59,0 0,0 0,17 42,17 42,406 0,406 0,422 59,422"><text:p/></draw:polygon></draw:g>. Le voisin choisi est celui qui maximise la hauteur de la tour.</text:p>
      <text:p text:style-name="P33"><text:tab/>Démarrez avec une tour vide et arrêtez après 100 itérations sans amélioration de la meilleure solution trouvée.</text:p>
      <text:h text:style-name="P48" text:outline-level="1"/>
      <text:h text:style-name="P50" text:outline-level="1">Jeu de données</text:h>
      <text:p text:style-name="P17"><text:tab/><text:span text:style-name="T19">Pour tester les algorithmes, vous devez générer un jeu de données avec 10 exemplaires </text:span></text:p>
      <text:p text:style-name="P16">pour les tailles: 1000, 5000, 10000, 50000, 100000 et 500000. Vous pouvez utiliser le script suivant:</text:p>
      <text:p text:style-name="P34"/>
      <text:p text:style-name="P37">for n in {100,500,1000,5000,10000,50000,100000}; do</text:p>
      <text:p text:style-name="P37"><text:s text:c="4"/>for i in {1..10}; do</text:p>
      <text:p text:style-name="P37"><text:s text:c="8"/># Génération d'une permutation de 1 à 3n</text:p>
      <text:p text:style-name="P37"><text:s text:c="8"/>shuf -i 1-$((3*$n)) | </text:p>
      <text:p text:style-name="P37"><text:s text:c="8"/># Regroupement par bloc de 3</text:p>
      <text:p text:style-name="P37"><text:s text:c="8"/>awk 'BEGIN {i=0} {printf $1; if (++i%3==0) printf "\n"; <text:s/>else printf " "}' &gt; b${n}_${i}.txt</text:p>
      <text:p text:style-name="P37"><text:s text:c="4"/>done</text:p>
      <text:p text:style-name="P37">done</text:p>
      <text:p text:style-name="P37"/>
      <text:p text:style-name="P38">Chaque ligne représente les trois dimensions d’un bloc. </text:p>
      <text:h text:style-name="P51" text:outline-level="1">Présentation des résultats</text:h>
      <table:table table:name="Table1" table:style-name="Table1">
        <table:table-column table:style-name="Table1.A"/>
        <table:table-column table:style-name="Table1.B"/>
        <table:table-row>
          <table:table-cell table:style-name="Table1.A1" office:value-type="string">
            <text:p text:style-name="P23">0</text:p>
          </table:table-cell>
          <table:table-cell table:style-name="Table1.B1" office:value-type="string">
            <text:p text:style-name="P18"><text:s/>/ <text:span text:style-name="T5">4 pt</text:span></text:p>
          </table:table-cell>
        </table:table-row>
      </table:table>
      <text:p text:style-name="Standard"/>
      <text:h text:style-name="P52" text:outline-level="3">Tableau des résulats</text:h>
      <text:p text:style-name="P14"><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h text:style-name="P53" text:outline-level="3">Graphs pour analyse hybride</text:h>
      <text:p text:style-name="P35"><text:tab/><text:span text:style-name="T4">Voir questions plus bas.</text:span></text:p>
      <text:h text:style-name="P49" text:outline-level="1">Analyse et discussion</text:h>
      <table:table table:name="Table4" table:style-name="Table4">
        <table:table-column table:style-name="Table4.A"/>
        <table:table-column table:style-name="Table4.B"/>
        <table:table-row>
          <table:table-cell table:style-name="Table4.A1" office:value-type="string">
            <text:p text:style-name="P23">0</text:p>
          </table:table-cell>
          <table:table-cell table:style-name="Table4.B1" office:value-type="string">
            <text:p text:style-name="P19"><text:s/>/ <text:span text:style-name="T12">6 pt</text:span></text:p>
          </table:table-cell>
        </table:table-row>
      </table:table>
      <text:h text:style-name="P54" text:outline-level="3">Tentez une analyse asymptotique du temps de calcul pour chaque algorithme.</text:h>
      <text:p text:style-name="P27"><text:tab/>Si vous préférez écrire vos équations en Latex, vous pouvez <text:span text:style-name="T15">ajouter</text:span> un pdf <text:span text:style-name="T15">à la remise </text:span>avec la réponse à cette question et le mentionner ici.</text:p>
      <text:h text:style-name="P55" text:outline-level="3">Servez-vous de vos temps d'exécution pour confirmer et/ou préciser l'analyse asymptotique théorique de vos algorithmes avec la méthode hybride de votre choix.</text:h>
      <text:p text:style-name="P29"><text:tab/>La méthode peut varier d'un algorithme à l'autre. Justifiez les choix ici et mettez les graphiques dans la section précédente.</text:p>
      <text:h text:style-name="P55" text:outline-level="3">Discutez des trois algorithmes en fonction de la qualité respective des solutions obtenues, de la consommation de ressources (temps de calcul, espace mémoire) et de la difficulté d'implantation.</text:h>
      <text:p text:style-name="P30"/>
      <text:h text:style-name="P55" text:outline-level="3">Indiquez sous quelles conditions vous utiliseriez l'un de ces algorithmes plutôt que les deux autres.</text:h>
      <text:p text:style-name="P28"/>
      <text:h text:style-name="P49" text:outline-level="1">Autre<text:span text:style-name="T8">s</text:span> critères <text:span text:style-name="T8">de </text:span>correction</text:h>
      <text:h text:style-name="P56" text:outline-level="3">Respect de l’interface tp.sh</text:h>
      <table:table table:name="Table5" table:style-name="Table5">
        <table:table-column table:style-name="Table5.A"/>
        <table:table-column table:style-name="Table5.B"/>
        <table:table-row>
          <table:table-cell table:style-name="Table5.A1" office:value-type="string">
            <text:p text:style-name="P23">0</text:p>
          </table:table-cell>
          <table:table-cell table:style-name="Table5.B1" office:value-type="string">
            <text:p text:style-name="P20"><text:s/>/ <text:span text:style-name="T5">1 pt</text:span></text:p>
          </table:table-cell>
        </table:table-row>
      </table:table>
      <text:p text:style-name="P2"/>
      <text:p text:style-name="P3">Utilisation</text:p>
      <text:p text:style-name="P2"><text:tab/>tp.sh -a [<text:span text:style-name="T16">vorace</text:span> | <text:span text:style-name="T16">progdyn</text:span> | <text:span text:style-name="T16">tabou</text:span>] -e [<text:span text:style-name="T13">path_vers_exemplaire</text:span>]</text:p>
      <text:p text:style-name="P2"/>
      <text:p text:style-name="P3">Arguments optionnels</text:p>
      <text:p text:style-name="P15"><text:span text:style-name="T5"><text:tab/></text:span>-p <text:tab/><text:span text:style-name="T16">affiche les blocs utilisés dans la construction de la tour chacun sur une ligne (hauteur, <text:tab/><text:tab/><text:tab/>largeur, profondeur) en commençant par le bas.</text:span></text:p>
      <text:p text:style-name="P2"><text:tab/>-<text:span text:style-name="T5">t<text:tab/>affiche le temps d’exécution en ms, sans unité ni texte superflu</text:span></text:p>
      <text:p text:style-name="P3"/>
      <text:p text:style-name="P8">Important: l’option -e doit accepter des fichiers avec des paths absolus. </text:p>
      <text:p text:style-name="P3"/>
      <text:h text:style-name="P57" text:outline-level="3">Qualité du code</text:h>
      <table:table table:name="Table7" table:style-name="Table7">
        <table:table-column table:style-name="Table7.A"/>
        <table:table-column table:style-name="Table7.B"/>
        <table:table-row>
          <table:table-cell table:style-name="Table7.A1" office:value-type="string">
            <text:p text:style-name="P24">0</text:p>
          </table:table-cell>
          <table:table-cell table:style-name="Table7.B1" office:value-type="string">
            <text:p text:style-name="P21"><text:s/>/ <text:span text:style-name="T5">1 pt</text:span></text:p>
          </table:table-cell>
        </table:table-row>
      </table:table>
      <text:p text:style-name="P4"/>
      <text:h text:style-name="P56" text:outline-level="3">Présentation générale</text:h>
      <table:table table:name="Table6" table:style-name="Table6">
        <table:table-column table:style-name="Table6.A"/>
        <table:table-column table:style-name="Table6.B"/>
        <table:table-row>
          <table:table-cell table:style-name="Table6.A1" office:value-type="string">
            <text:p text:style-name="P23">0</text:p>
          </table:table-cell>
          <table:table-cell table:style-name="Table6.B1" office:value-type="string">
            <text:p text:style-name="P20"><text:s/>/ <text:span text:style-name="T5">1 pt</text:span></text:p>
          </table:table-cell>
        </table:table-row>
      </table:table>
      <text:p text:style-name="P31"/>
      <text:list xml:id="list3967246077" text:style-name="L2">
        <text:list-item>
          <text:p text:style-name="P40">Concision</text:p>
        </text:list-item>
        <text:list-item>
          <text:p text:style-name="P41">Qualité du français</text:p>
        </text:list-item>
      </text:list>
      <text:h text:style-name="P58" text:outline-level="3">Pénalité retard</text:h>
      <table:table table:name="Table3" table:style-name="Table3">
        <table:table-column table:style-name="Table3.A"/>
        <table:table-row>
          <table:table-cell table:style-name="Table3.A1" office:value-type="string">
            <text:p text:style-name="P26">0</text:p>
          </table:table-cell>
        </table:table-row>
      </table:table>
      <text:p text:style-name="P32"/>
      <text:list xml:id="list2744736611" text:style-name="L3">
        <text:list-item>
          <text:p text:style-name="P42">-<text:span text:style-name="T11">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02-13T15:35:43.673038491</dc:date>
    <meta:editing-duration>PT4H5M50S</meta:editing-duration>
    <meta:editing-cycles>50</meta:editing-cycles>
    <meta:generator>LibreOffice/5.3.7.2.0$Linux_X86_64 LibreOffice_project/30$Build-2</meta:generator>
    <meta:document-statistic meta:table-count="7" meta:image-count="0" meta:object-count="0" meta:page-count="7" meta:paragraph-count="95" meta:word-count="1131" meta:character-count="7013" meta:non-whitespace-character-count="5892"/>
  </office:meta>
</office:document-meta>
</file>